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  <style:text-properties style:font-name="Droid Serif" fo:font-size="10pt" officeooo:rsid="003416a4" officeooo:paragraph-rsid="0004c4fd" style:font-size-asian="10pt" style:font-size-complex="10pt"/>
    </style:style>
    <style:style style:name="P2" style:family="paragraph" style:parent-style-name="Standard">
      <style:paragraph-properties fo:padding="0cm" fo:border="none"/>
      <style:text-properties style:font-name="Droid Serif" fo:font-size="10pt" officeooo:rsid="00212bf9" officeooo:paragraph-rsid="0004c4fd" style:font-size-asian="10pt" style:font-size-complex="10pt"/>
    </style:style>
    <style:style style:name="P3" style:family="paragraph" style:parent-style-name="Standard">
      <style:paragraph-properties fo:padding="0cm" fo:border="none"/>
      <style:text-properties style:font-name="Droid Serif" fo:font-size="10pt" officeooo:rsid="00221b81" officeooo:paragraph-rsid="0004c4fd" style:font-size-asian="10pt" style:font-size-complex="10pt"/>
    </style:style>
    <style:style style:name="P4" style:family="paragraph" style:parent-style-name="Standard">
      <style:paragraph-properties fo:padding="0cm" fo:border="none"/>
      <style:text-properties style:font-name="Droid Serif" fo:font-size="10pt" officeooo:rsid="00233199" officeooo:paragraph-rsid="0004c4fd" style:font-size-asian="10pt" style:font-size-complex="10pt"/>
    </style:style>
    <style:style style:name="P5" style:family="paragraph" style:parent-style-name="Standard">
      <style:paragraph-properties fo:padding="0cm" fo:border="none"/>
      <style:text-properties style:font-name="Droid Serif" fo:font-size="10pt" officeooo:paragraph-rsid="0004c4fd" style:font-size-asian="10pt" style:font-size-complex="10pt"/>
    </style:style>
    <style:style style:name="P6" style:family="paragraph" style:parent-style-name="Standard">
      <style:paragraph-properties fo:text-align="center" style:justify-single-word="false" fo:padding="0cm" fo:border="none"/>
      <style:text-properties fo:font-variant="normal" fo:text-transform="none" style:font-name="Droid Serif" fo:font-size="10pt" officeooo:paragraph-rsid="0004c4fd" style:font-size-asian="10pt" style:font-size-complex="10pt"/>
    </style:style>
    <style:style style:name="P7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size-asian="10pt" style:font-size-complex="10pt"/>
    </style:style>
    <style:style style:name="P8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name-asian="Cambria" style:font-size-asian="10pt" style:font-name-complex="Cambria" style:font-size-complex="10pt"/>
    </style:style>
    <style:style style:name="P9" style:family="paragraph" style:parent-style-name="Standard">
      <style:paragraph-properties fo:padding="0cm" fo:border="none"/>
      <style:text-properties style:font-name="Droid Serif" fo:font-size="10pt" officeooo:paragraph-rsid="0004c4fd" style:font-size-asian="10pt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-asian="Cambria" style:font-name-complex="Cambria"/>
    </style:style>
    <style:style style:name="T3" style:family="text">
      <style:text-properties fo:font-variant="normal" fo:text-transform="none" officeooo:rsid="002041b4" style:font-name-asian="Cambria" style:font-name-complex="Cambria"/>
    </style:style>
    <style:style style:name="T4" style:family="text">
      <style:text-properties fo:font-variant="normal" fo:text-transform="none" officeooo:rsid="001fb503" style:font-name-asian="Cambria" style:font-name-complex="Cambria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mbria" style:font-style-asian="normal" style:font-weight-asian="normal" style:font-name-complex="Cambria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041b4" style:font-name-asian="Cambria" style:font-style-asian="normal" style:font-weight-asian="normal" style:font-name-complex="Cambria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fb503" style:font-name-asian="Cambria" style:font-style-asian="normal" style:font-weight-asian="normal" style:font-name-complex="Cambria"/>
    </style:style>
    <style:style style:name="T8" style:family="text">
      <style:text-properties officeooo:rsid="001fb503"/>
    </style:style>
    <style:style style:name="T9" style:family="text">
      <style:text-properties officeooo:rsid="00221b81"/>
    </style:style>
    <style:style style:name="T10" style:family="text">
      <style:text-properties officeooo:rsid="003416a4"/>
    </style:style>
    <style:style style:name="T11" style:family="text">
      <style:text-properties officeooo:rsid="0023b796"/>
    </style:style>
    <style:style style:name="T12" style:family="text">
      <style:text-properties officeooo:rsid="00363174"/>
    </style:style>
    <style:style style:name="T13" style:family="text">
      <style:text-properties officeooo:rsid="0009e7e4"/>
    </style:style>
    <style:style style:name="T14" style:family="text">
      <style:text-properties officeooo:rsid="000c266d"/>
    </style:style>
    <style:style style:name="T15" style:family="text">
      <style:text-properties officeooo:rsid="000d1a6a"/>
    </style:style>
    <style:style style:name="T16" style:family="text">
      <style:text-properties officeooo:rsid="000f4a8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imensionais</text:p>
      <text:p text:style-name="P7"/>
      <text:p text:style-name="P7"><text:tab/>Numero de Reynolds</text:p>
      <text:p text:style-name="P7"/>
      <text:p text:style-name="P7">ρ = densidade</text:p>
      <text:p text:style-name="P7">μ = viscosidade absoluta</text:p>
      <text:p text:style-name="P7">v = velocidade média do fluido</text:p>
      <text:p text:style-name="P7">D = diametro do tubo</text:p>
      <text:p text:style-name="P7"/>
      <text:p text:style-name="P5"><text:span text:style-name="T1"><text:tab/></text:span><text:span text:style-name="T2"><draw:frame draw:style-name="fr2" draw:name="Object21" text:anchor-type="as-char" svg:y="-0.388cm" svg:width="2.364cm" svg:height="0.52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8"/>
      <text:p text:style-name="P5"><text:span text:style-name="T1"><text:tab/></text:span><text:span text:style-name="T2"><draw:frame draw:style-name="fr2" draw:name="Object20" text:anchor-type="as-char" svg:y="-0.437cm" svg:width="6.615cm" svg:height="0.557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8"/>
      <text:p text:style-name="P7"><text:tab/>Numero de Euler</text:p>
      <text:p text:style-name="P7"/>
      <text:p text:style-name="P7">ρ = Densidade</text:p>
      <text:p text:style-name="P7">P = Pressão</text:p>
      <text:p text:style-name="P7">v = Velocidade</text:p>
      <text:p text:style-name="P7"/>
      <text:p text:style-name="P5"><text:span text:style-name="T1"><text:tab/></text:span><text:span text:style-name="T2"><draw:frame draw:style-name="fr2" draw:name="Object22" text:anchor-type="as-char" svg:y="-0.437cm" svg:width="1.967cm" svg:height="0.545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"><text:span text:style-name="T1"><text:tab/></text:span><text:span text:style-name="T2"><draw:frame draw:style-name="fr2" draw:name="Object23" text:anchor-type="as-char" svg:y="-0.437cm" svg:width="6.047cm" svg:height="0.559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8"/>
      <text:p text:style-name="P7"><text:tab/>Numero de Weber</text:p>
      <text:p text:style-name="P7"/>
      <text:p text:style-name="P7">ρ = Densidade do fluido</text:p>
      <text:p text:style-name="P7">v = Velocidade do objeto flutuante</text:p>
      <text:p text:style-name="P7">σ = Tensão superficial do fluido</text:p>
      <text:p text:style-name="P7"><text:span text:style-name="T13">l</text:span> = Comprimento</text:p>
      <text:p text:style-name="P7"/>
      <text:p text:style-name="P5"><text:span text:style-name="T1"><text:tab/></text:span><text:span text:style-name="T2"><draw:frame draw:style-name="fr2" draw:name="Object24" text:anchor-type="as-char" svg:y="-0.697cm" svg:width="2.133cm" svg:height="0.85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5"><text:span text:style-name="T1"><text:tab/></text:span><text:span text:style-name="T2"><draw:frame draw:style-name="fr2" draw:name="Object25" text:anchor-type="as-char" svg:y="-0.713cm" svg:width="4.519cm" svg:height="1.152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<text:p text:style-name="P8"/>
      <text:p text:style-name="P7"><text:tab/>Numero de Froude</text:p>
      <text:p text:style-name="P7"/>
      <text:p text:style-name="P7">v = Velocidade</text:p>
      <text:p text:style-name="P7">g = Aceleração da gravidade</text:p>
      <text:p text:style-name="P7"><text:span text:style-name="T14">l</text:span> = Comprimento</text:p>
      <text:p text:style-name="P7"/>
      <text:p text:style-name="P5"><text:span text:style-name="T1"><text:tab/></text:span><text:span text:style-name="T2"><draw:frame draw:style-name="fr2" draw:name="Object26" text:anchor-type="as-char" svg:y="-0.621cm" svg:width="1.873cm" svg:height="1.035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5"><text:span text:style-name="T1"><text:tab/></text:span><text:span text:style-name="T2"><draw:frame draw:style-name="fr2" draw:name="Object27" text:anchor-type="as-char" svg:y="-0.681cm" svg:width="3.087cm" svg:height="1.192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8"/>
      <text:p text:style-name="P7"><text:tab/>Orbita dos planetas</text:p>
      <text:p text:style-name="P7"/>
      <text:p text:style-name="P7">m = massa do planeta</text:p>
      <text:p text:style-name="P7"><text:span text:style-name="T15">t</text:span> = período de translação</text:p>
      <text:p text:style-name="P7">G = constante de gravitação universal</text:p>
      <text:p text:style-name="P7">R = raio da órbita</text:p>
      <text:p text:style-name="P7"/>
      <text:p text:style-name="P5"><text:span text:style-name="T1"><text:tab/></text:span><text:span text:style-name="T2"><draw:frame draw:style-name="fr2" draw:name="Object28" text:anchor-type="as-char" svg:y="-0.681cm" svg:width="1.469cm" svg:height="1.12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5"><text:span text:style-name="T1"><text:tab/></text:span><text:span text:style-name="T2">(M)⋅(T)2⋅(M−1⋅L3⋅T−2)</text:span><text:span text:style-name="T5">⋅</text:span><text:span text:style-name="T6">(</text:span><text:span text:style-name="T2">L3</text:span><text:span text:style-name="T3">)</text:span><text:span text:style-name="T2">=1</text:span><text:span text:style-name="T2"><draw:frame draw:style-name="fr2" draw:name="Object29" text:anchor-type="as-char" svg:y="-0.713cm" svg:width="4.822cm" svg:height="1.182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7">Refazendo os cálculos usando a massa do Sol, o adimensional permanece constante</text:p>
      <text:p text:style-name="P7"/>
      <text:p text:style-name="P7"/>
      <text:p text:style-name="P7"/>
      <text:p text:style-name="P7"/>
      <text:p text:style-name="P7"><text:tab/>Barra de aço</text:p>
      <text:p text:style-name="P7"/>
      <text:p text:style-name="P7">σ = tensão de escoamento</text:p>
      <text:p text:style-name="P7">k = constante elástica</text:p>
      <text:p text:style-name="P7"><text:span text:style-name="T16">l</text:span> = comprimento</text:p>
      <text:p text:style-name="P7"/>
      <text:p text:style-name="P5"><text:span text:style-name="T1"><text:tab/></text:span><text:span text:style-name="T2">σ⋅d</text:span><text:span text:style-name="T5">⋅</text:span><text:span text:style-name="T2">k</text:span><text:span text:style-name="T2"><draw:frame draw:style-name="fr2" draw:name="Object30" text:anchor-type="as-char" svg:y="-0.621cm" svg:width="0.833cm" svg:height="1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5"><text:span text:style-name="T1"><text:tab/></text:span><text:span text:style-name="T2"><draw:frame draw:style-name="fr2" draw:name="Object31" text:anchor-type="as-char" svg:y="-0.713cm" svg:width="3.602cm" svg:height="1.182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8"/>
      <text:p text:style-name="P7"><text:tab/>Musculação</text:p>
      <text:p text:style-name="P7"/>
      <text:p text:style-name="P7"><draw:frame draw:style-name="fr2" draw:name="Object33" text:anchor-type="as-char" svg:y="-0.377cm" svg:width="0.517cm" svg:height="0.469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 = Ganho de massa por unidade de tempo no corpo inteiro</text:p>
      <text:p text:style-name="P7"><draw:frame draw:style-name="fr2" draw:name="Object34" text:anchor-type="as-char" svg:y="-0.383cm" svg:width="0.492cm" svg:height="0.474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 = Ganho de perímetro de braço por unidade de tempo</text:p>
      <text:p text:style-name="P7"><draw:frame draw:style-name="fr2" draw:name="Object35" text:anchor-type="as-char" svg:y="-0.377cm" svg:width="0.506cm" svg:height="0.469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 = Força no braço (bíceps)</text:p>
      <text:p text:style-name="P7"/>
      <text:p text:style-name="P5"><text:span text:style-name="T1"><text:tab/></text:span><text:span text:style-name="T2"><draw:frame draw:style-name="fr2" draw:name="Object32" text:anchor-type="as-char" svg:y="-0.626cm" svg:width="1.028cm" svg:height="1.005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5"><text:span text:style-name="T1"><text:tab/></text:span><text:span text:style-name="T2"><draw:frame draw:style-name="fr2" draw:name="Object36" text:anchor-type="as-char" svg:y="-0.713cm" svg:width="3.149cm" svg:height="1.182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8"/>
      <text:p text:style-name="P7"><text:tab/>Circuito RC</text:p>
      <text:p text:style-name="P7"/>
      <text:p text:style-name="P7">C = capacitância elétrica</text:p>
      <text:p text:style-name="P7">R = Resistência elétrica</text:p>
      <text:p text:style-name="P7">t = Tempo</text:p>
      <text:p text:style-name="P7">f = frequência</text:p>
      <text:p text:style-name="P7"/>
      <text:p text:style-name="P5"><text:span text:style-name="T1"><text:tab/></text:span><text:span text:style-name="T2">C⋅R</text:span><text:span text:style-name="T5">⋅</text:span><text:span text:style-name="T2">t</text:span></text:p>
      <text:p text:style-name="P5"><text:span text:style-name="T1"><text:tab/></text:span><text:span text:style-name="T2">(M−1⋅L−2⋅T4⋅I2)⋅(M⋅L2⋅T−3⋅I−2)</text:span><text:span text:style-name="T5">⋅</text:span><text:span text:style-name="T6">(</text:span><text:span text:style-name="T2">T</text:span><text:span text:style-name="T3">)</text:span><text:span text:style-name="T2">=1</text:span></text:p>
      <text:p text:style-name="P8"/>
      <text:p text:style-name="P5"><text:span text:style-name="T1"><text:tab/></text:span><text:span text:style-name="T2">C⋅R⋅f</text:span></text:p>
      <text:p text:style-name="P5"><text:span text:style-name="T1"><text:tab/></text:span><text:span text:style-name="T2">(M−1⋅L−2⋅T4⋅I2)⋅(M⋅L2⋅T−3⋅I−2)⋅(T−1)=1</text:span></text:p>
      <text:p text:style-name="P8"/>
      <text:p text:style-name="P7"><text:tab/>Permeabilidade magnética e Permissividade elétrica e Velocidade</text:p>
      <text:p text:style-name="P7"/>
      <text:p text:style-name="P7">μ = <text:s/>Permeabilidade magnética</text:p>
      <text:p text:style-name="P7">ε = <text:s/>Permissividade elétrica</text:p>
      <text:p text:style-name="P7">v = Velocidade</text:p>
      <text:p text:style-name="P7"/>
      <text:p text:style-name="P5"><text:span text:style-name="T1"><text:tab/></text:span><text:span text:style-name="T2">v2⋅μ⋅ε</text:span></text:p>
      <text:p text:style-name="P5"><text:span text:style-name="T1"><text:tab/></text:span><text:span text:style-name="T2">(L⋅T−1)2⋅(M⋅L⋅T−2⋅I−2)⋅(M−1⋅L−3⋅T4⋅I2)=1</text:span></text:p>
      <text:p text:style-name="P8"/>
      <text:p text:style-name="P7"><text:tab/>Detector de ouro</text:p>
      <text:p text:style-name="P7"/>
      <text:p text:style-name="P7">R = Resistência elétrica</text:p>
      <text:p text:style-name="P7">L = Indutância</text:p>
      <text:p text:style-name="P7">f = Frequência</text:p>
      <text:p text:style-name="P7"><text:soft-page-break/></text:p>
      <text:p text:style-name="P5"><text:span text:style-name="T1"><text:tab/></text:span><text:span text:style-name="T2">L⋅f</text:span><text:span text:style-name="T5">⋅</text:span><text:span text:style-name="T2">R</text:span></text:p>
      <text:p text:style-name="P5"><text:span text:style-name="T1"><text:tab/></text:span><text:span text:style-name="T2">(M⋅L2⋅T−2I−2)⋅(T−1)</text:span><text:span text:style-name="T5">⋅</text:span><text:span text:style-name="T2">(M⋅L2⋅T−3⋅I−2)=1</text:span></text:p>
      <text:p text:style-name="P8"/>
      <text:p text:style-name="P7"><text:tab/>Mudança de estado físico e dilatação</text:p>
      <text:p text:style-name="P7"/>
      <text:p text:style-name="P7">Cs = Capacidade térmica sensível</text:p>
      <text:p text:style-name="P7">Cl = Capacidade térmica latente</text:p>
      <text:p text:style-name="P7">T = Temperatura</text:p>
      <text:p text:style-name="P7"/>
      <text:p text:style-name="P5"><text:span text:style-name="T1"><text:tab/></text:span><text:span text:style-name="T2">Cs⋅T</text:span><text:span text:style-name="T5">⋅</text:span><text:span text:style-name="T2">Cl</text:span></text:p>
      <text:p text:style-name="P5"><text:span text:style-name="T1"><text:tab/></text:span><text:span text:style-name="T2">(L2⋅T−2⋅Θ−1)⋅(Θ)</text:span><text:span text:style-name="T5">⋅</text:span><text:span text:style-name="T7">(</text:span><text:span text:style-name="T2">L2⋅T−2</text:span><text:span text:style-name="T4">)</text:span><text:span text:style-name="T2">=1</text:span></text:p>
      <text:p text:style-name="P8"/>
      <text:p text:style-name="P7">Cs = Capacidade térmica sensível</text:p>
      <text:p text:style-name="P7">Cl = Capacidade térmica latente</text:p>
      <text:p text:style-name="P7">α = Dilatação térmica</text:p>
      <text:p text:style-name="P7"/>
      <text:p text:style-name="P5"><text:span text:style-name="T1"><text:tab/></text:span><text:span text:style-name="T2">Cs</text:span><text:span text:style-name="T5">⋅</text:span><text:span text:style-name="T2">Cl/α</text:span></text:p>
      <text:p text:style-name="P5"><text:span text:style-name="T1"><text:tab/></text:span><text:span text:style-name="T2">(L2⋅T−2⋅Θ−1)(L2⋅T−2)/(Θ−1)=1</text:span></text:p>
      <text:p text:style-name="P8"/>
      <text:p text:style-name="P7"><text:tab/>Viscosidade, Capacidade térmica e Condutância térmica</text:p>
      <text:p text:style-name="P7"/>
      <text:p text:style-name="P7">μ = Viscosidade dinamica</text:p>
      <text:p text:style-name="P7">Cs = Capacidade térmica sensível</text:p>
      <text:p text:style-name="P7">C = Condutância térmica</text:p>
      <text:p text:style-name="P7"/>
      <text:p text:style-name="P5"><text:span text:style-name="T1"><text:tab/></text:span><text:span text:style-name="T2">μ⋅Cs</text:span><text:span text:style-name="T5">⋅</text:span><text:span text:style-name="T2">C</text:span></text:p>
      <text:p text:style-name="P5"><text:span text:style-name="T1"><text:tab/></text:span><text:span text:style-name="T2">(M⋅L−1⋅T−1)⋅(L2⋅T−2⋅Θ−1)</text:span><text:span text:style-name="T5">⋅</text:span><text:span text:style-name="T7">(</text:span><text:span text:style-name="T2">M⋅L⋅T−3⋅Θ−1</text:span><text:span text:style-name="T4">)</text:span><text:span text:style-name="T2">=1</text:span></text:p>
      <text:p text:style-name="P8"/>
      <text:p text:style-name="P7"><text:tab/>Tamanho máximo de gotas <text:span text:style-name="T8">liquidas</text:span></text:p>
      <text:p text:style-name="P7"/>
      <text:p text:style-name="P7">γ = Peso especifico</text:p>
      <text:p text:style-name="P7">σ = Tensão superficial</text:p>
      <text:p text:style-name="P7">D = Diâmetro máximo da gota de liquido</text:p>
      <text:p text:style-name="P7"/>
      <text:p text:style-name="P5"><text:span text:style-name="T1"><text:tab/></text:span><text:span text:style-name="T2">γ⋅D2</text:span><text:span text:style-name="T5">⋅</text:span><text:span text:style-name="T2">σ</text:span></text:p>
      <text:p text:style-name="P5"><text:span text:style-name="T1"><text:tab/></text:span><text:span text:style-name="T2">(M⋅L−2⋅T−2)⋅(L)</text:span><text:span text:style-name="T4">2</text:span><text:span text:style-name="T5">⋅</text:span><text:span text:style-name="T2">M⋅T−2=1</text:span></text:p>
      <text:p text:style-name="P8"/>
      <text:p text:style-name="P7"><text:tab/>Vibração de gota <text:span text:style-name="T8">liquida</text:span> em gravidade zero</text:p>
      <text:p text:style-name="P7"/>
      <text:p text:style-name="P7">f = Frequência</text:p>
      <text:p text:style-name="P7">m = Massa</text:p>
      <text:p text:style-name="P7">σ = Tensão superficial</text:p>
      <text:p text:style-name="P7"/>
      <text:p text:style-name="P5"><text:span text:style-name="T1"><text:tab/></text:span><text:span text:style-name="T2">m⋅f2</text:span><text:span text:style-name="T5">⋅</text:span><text:span text:style-name="T2">σ</text:span></text:p>
      <text:p text:style-name="P5"><text:span text:style-name="T1"><text:tab/></text:span><text:span text:style-name="T2">(M)⋅(T−1)2</text:span><text:span text:style-name="T5">⋅</text:span><text:span text:style-name="T2">(M⋅T−2)=1</text:span></text:p>
      <text:p text:style-name="P8"/>
      <text:p text:style-name="P7">Vibração de massa planetária</text:p>
      <text:p text:style-name="P7"/>
      <text:p text:style-name="P7">f = Frequência</text:p>
      <text:p text:style-name="P7">d = Densidade</text:p>
      <text:p text:style-name="P7">G = Constante da gravitação universal</text:p>
      <text:p text:style-name="P7"/>
      <text:p text:style-name="P5"><text:span text:style-name="T1"><text:tab/></text:span><text:span text:style-name="T2">G⋅d</text:span><text:span text:style-name="T5">⋅</text:span><text:span text:style-name="T2">f2</text:span></text:p>
      <text:p text:style-name="P5"><text:span text:style-name="T1"><text:tab/></text:span><text:span text:style-name="T2">(M−1⋅L3⋅T−2)⋅(M⋅L−3)</text:span><text:span text:style-name="T5">⋅</text:span><text:span text:style-name="T2">(T−1)2=1</text:span></text:p>
      <text:p text:style-name="P8"/>
      <text:p text:style-name="P7"><text:tab/>Vibração elástica</text:p>
      <text:p text:style-name="P7"/>
      <text:p text:style-name="P7">m = Massa</text:p>
      <text:p text:style-name="P7">k = <text:s/>Constante elástica da mola</text:p>
      <text:p text:style-name="P7">f = Frequência</text:p>
      <text:p text:style-name="P7"/>
      <text:p text:style-name="P5"><text:soft-page-break/><text:span text:style-name="T1"><text:tab/></text:span><text:span text:style-name="T2">m⋅f2</text:span><text:span text:style-name="T5">⋅</text:span><text:span text:style-name="T2">k</text:span></text:p>
      <text:p text:style-name="P5"><text:span text:style-name="T1"><text:tab/></text:span><text:span text:style-name="T2">(M)⋅(T−1)2</text:span><text:span text:style-name="T5">⋅</text:span><text:span text:style-name="T2">(M⋅T−2)=1</text:span></text:p>
      <text:p text:style-name="P8"/>
      <text:p text:style-name="P2"/>
      <text:p text:style-name="P2"><text:tab/><text:span text:style-name="T9">Em usinagem mecanica podemos listar os seguintes parametros</text:span></text:p>
      <text:p text:style-name="P2"/>
      <text:p text:style-name="P2"><text:span text:style-name="T9">Velocidade de corte da ferramenta</text:span><text:span text:style-name="T9"><draw:frame draw:style-name="fr1" draw:name="Object1" text:anchor-type="as-char" svg:y="-0.439cm" svg:width="2.277cm" svg:height="0.59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3"><text:span text:style-name="T10">Profundidade do passo</text:span><draw:frame draw:style-name="fr1" draw:name="Object2" text:anchor-type="as-char" svg:y="-0.377cm" svg:width="1.466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Avanço <draw:frame draw:style-name="fr1" draw:name="Object3" text:anchor-type="as-char" svg:y="-0.377cm" svg:width="1.45cm" svg:height="0.533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Densidade do material <draw:frame draw:style-name="fr1" draw:name="Object4" text:anchor-type="as-char" svg:y="-0.437cm" svg:width="2.198cm" svg:height="0.545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4">Tensão de ruptura do material <draw:frame draw:style-name="fr1" draw:name="Object5" text:anchor-type="as-char" svg:y="-0.437cm" svg:width="3.094cm" svg:height="0.593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Tensão de escoamento do material <draw:frame draw:style-name="fr1" draw:name="Object6" text:anchor-type="as-char" svg:y="-0.439cm" svg:width="3.103cm" svg:height="0.59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Modulo de elasticidade do material <draw:frame draw:style-name="fr1" draw:name="Object7" text:anchor-type="as-char" svg:y="-0.437cm" svg:width="2.999cm" svg:height="0.54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"/>
      <text:p text:style-name="P4">Força aplicada na ferramenta de corte <draw:frame draw:style-name="fr1" draw:name="Object8" text:anchor-type="as-char" svg:y="-0.437cm" svg:width="2.693cm" svg:height="0.54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4">Algumas grandezas possuem mesma dimensão portanto, <text:span text:style-name="T11">vou eliminar as redundancias do processo de calculo dos admensionais.</text:span></text:p>
      <text:p text:style-name="P4"/>
      <text:p text:style-name="P4"><draw:frame draw:style-name="fr1" draw:name="Object9" text:anchor-type="as-char" svg:y="-1.519cm" svg:width="10.956cm" svg:height="2.78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/>
      <text:p text:style-name="P4"><draw:frame draw:style-name="fr1" draw:name="Object11" text:anchor-type="as-char" svg:y="-0.961cm" svg:width="17.806cm" svg:height="1.676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"/>
      <text:p text:style-name="P4"><draw:frame draw:style-name="fr1" draw:name="Object10" text:anchor-type="as-char" svg:y="-0.873cm" svg:width="3.886cm" svg:height="1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2" text:anchor-type="as-char" svg:y="-0.896cm" svg:width="6.75cm" svg:height="1.672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/>
      <text:p text:style-name="P4"><draw:frame draw:style-name="fr1" draw:name="Object13" text:anchor-type="as-char" svg:y="-1.413cm" svg:width="6.14cm" svg:height="2.672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2">=&gt;</text:span><draw:frame draw:style-name="fr1" draw:name="Object14" text:anchor-type="as-char" svg:y="-0.402cm" svg:width="2.2cm" svg:height="0.90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;<draw:frame draw:style-name="fr1" draw:name="Object15" text:anchor-type="as-char" svg:y="-0.623cm" svg:width="2.69cm" svg:height="1.125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"/>
      <text:p text:style-name="P1">Podemos colocar as outras grandezas no sistema:</text:p>
      <text:p text:style-name="P1"/>
      <text:p text:style-name="P1"><draw:frame draw:style-name="fr1" draw:name="Object16" text:anchor-type="as-char" svg:y="-0.533cm" svg:width="1.833cm" svg:height="1.03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17" text:anchor-type="as-char" svg:y="-0.533cm" svg:width="1.833cm" svg:height="1.03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18" text:anchor-type="as-char" svg:y="-0.623cm" svg:width="1.834cm" svg:height="1.12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19" text:anchor-type="as-char" svg:y="-0.623cm" svg:width="2.836cm" svg:height="1.12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5:50:27.069066002</meta:creation-date>
    <dc:date>2020-09-07T23:05:50.553993167</dc:date>
    <meta:editing-duration>PT15M15S</meta:editing-duration>
    <meta:editing-cycles>5</meta:editing-cycles>
    <meta:generator>LibreOffice/5.1.6.2$Linux_X86_64 LibreOffice_project/10m0$Build-2</meta:generator>
    <meta:document-statistic meta:table-count="0" meta:image-count="0" meta:object-count="36" meta:page-count="4" meta:paragraph-count="125" meta:word-count="405" meta:character-count="2687" meta:non-whitespace-character-count="2327"/>
  </office:meta>
</office:document-meta>
</file>

<file path=Object 1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sub>
          <mi mathvariant="normal">σ</mi>
          <mi>r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1} = { %sigma_{r}} over { V_{c}^{2} cdot %rho }</annotation>
  </semantics>
</math>
</file>

<file path=Object 10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e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e} ] =M cdot  L^{-1} cdot  T^{-2}</annotation>
  </semantics>
</math>
</file>

<file path=Object 11/content.xml><?xml version="1.0" encoding="utf-8"?>
<math xmlns="http://www.w3.org/1998/Math/MathML" display="block">
  <semantics>
    <mrow>
      <mrow>
        <mo fence="true" stretchy="false">[</mo>
        <mrow>
          <mi>E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E] =M cdot  L^{-1} cdot  T^{-2}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i>F</mi>
        </mrow>
        <mo fence="true" stretchy="false">]</mo>
      </mrow>
      <mo stretchy="false">=</mo>
      <mrow>
        <mi>M</mi>
        <mo stretchy="false">⋅</mo>
        <mi>L</mi>
        <mo stretchy="false">⋅</mo>
        <msup>
          <mi>T</mi>
          <mrow>
            <mo stretchy="false">−</mo>
            <mn>2</mn>
          </mrow>
        </msup>
      </mrow>
    </mrow>
    <annotation encoding="StarMath 5.0">[F] =M cdot  L cdot  T^{-2}</annotation>
  </semantics>
</math>
</file>

<file path=Object 13/content.xml><?xml version="1.0" encoding="utf-8"?>
<math xmlns="http://www.w3.org/1998/Math/MathML" display="block">
  <semantics>
    <mrow>
      <mtable>
        <mtr>
          <mtd>
            <mrow/>
          </mtd>
          <mtd>
            <msub>
              <mi>V</mi>
              <mi>c</mi>
            </msub>
          </mtd>
          <mtd>
            <mi>a</mi>
          </mtd>
          <mtd>
            <mi mathvariant="normal">ρ</mi>
          </mtd>
          <mtd>
            <mi mathvariant="normal">σ</mi>
          </mtd>
          <mtd>
            <mi>F</mi>
          </mtd>
        </mtr>
        <mtr>
          <mtd>
            <mi>M</mi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i>L</mi>
          </mtd>
          <mtd>
            <mn>1</mn>
          </mtd>
          <mtd>
            <mn>1</mn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  <mtd>
            <mn>1</mn>
          </mtd>
        </mtr>
        <mtr>
          <mtd>
            <mi>T</mi>
          </mtd>
          <mtd>
            <mrow>
              <mo stretchy="false">−</mo>
              <mn>1</mn>
            </mrow>
          </mtd>
          <mtd>
            <mn>0</mn>
          </mtd>
          <mtd>
            <mn>0</mn>
          </mtd>
          <mtd>
            <mrow>
              <mo stretchy="false">−</mo>
              <mn>2</mn>
            </mrow>
          </mtd>
          <mtd>
            <mrow>
              <mo stretchy="false">−</mo>
              <mn>2</mn>
            </mrow>
          </mtd>
        </mtr>
      </mtable>
      <mo stretchy="false">⇒</mo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row>
                      <mo stretchy="false">−</mo>
                      <mn>3</mn>
                    </mrow>
                  </mtd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  <mtd>
                    <mn>0</mn>
                  </mtd>
                  <mtd>
                    <mrow>
                      <mo stretchy="false">−</mo>
                      <mn>2</mn>
                    </mrow>
                  </mtd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]</mo>
          </mrow>
          <mo stretchy="false">⋅</mo>
          <mrow>
            <mo fence="true" stretchy="true">[</mo>
            <mrow>
              <mtable>
                <mtr>
                  <mtd>
                    <mi>v</mi>
                  </mtd>
                </mtr>
                <mtr>
                  <mtd>
                    <mi>w</mi>
                  </mtd>
                </mtr>
                <mtr>
                  <mtd>
                    <mi>x</mi>
                  </mtd>
                </mtr>
                <mtr>
                  <mtd>
                    <mi>y</mi>
                  </mtd>
                </mtr>
                <mtr>
                  <mtd>
                    <mi>z</mi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matrix{ nospace { } # V_{c} # a # %rho # %sigma #F ## M # 0 # 0 # 1 # 1 # 1 ## L #1 # 1 # -3 # -1 # 1 ## T #-1 # 0 # 0 # -2 # -2} drarrow left [ matrix{0 # 0 # 1 # 1 # 1 ## 1 # 1 # -3 # -1 # 1 ## -1 # 0 # 0 # -2 # -2} right ] cdot left [ matrix{v ## w ## x ## y ## z} right ] = left [ matrix{0 ## 0 ## 0} right ]</annotation>
  </semantics>
</math>
</file>

<file path=Object 1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  <mo stretchy="false">∼</mo>
      <mrow/>
    </mrow>
    <annotation encoding="StarMath 5.0">left [ matrix{0 # 0 # 1 # 1 # 1 # 0##1 # 1 # -3 # -1 # 1 # 0## -1 # 0 # 0 # -2 # -2# 0} right ]sim left [ matrix{0 # 0 # 1 # 1 # 1 # 0##1 # 1 # -3 # -1 # 1 # 0## 0 # 1 # -3 # -3 # -1# 0} right ] sim left [ matrix{0 # 0 # 1 # 1 # 1 # 0##1 # 1 # 0 # 2 # 4 # 0## 0 # 1 # 0 # 0 # 2# 0} right ]sim left [ matrix{1 # 1 # 0 # 2 # 4 # 0##0 # 1 # 0 # 0 # 2 # 0## 0 # 0 # 1 # 1 # 1# 0} right ] sim nospace{}</annotation>
  </semantics>
</math>
</file>

<file path=Object 15/content.xml><?xml version="1.0" encoding="utf-8"?>
<math xmlns="http://www.w3.org/1998/Math/MathML" display="block">
  <semantics>
    <mrow>
      <mrow/>
      <mo stretchy="false">∼</mo>
      <mrow>
        <mo fence="true" stretchy="true">{</mo>
        <mrow>
          <mtable>
            <mtr>
              <mtd>
                <mrow>
                  <mrow>
                    <mi>v</mi>
                    <mo stretchy="false">+</mo>
                    <mi>w</mi>
                    <mo stretchy="false">+</mo>
                    <mn>2</mn>
                  </mrow>
                  <mrow>
                    <mi>y</mi>
                    <mo stretchy="false">+</mo>
                    <mn>4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w</mi>
                    <mo stretchy="false">+</mo>
                    <mn>2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x</mi>
                    <mo stretchy="false">+</mo>
                    <mi>y</mi>
                    <mo stretchy="false">+</mo>
                    <mi>z</mi>
                  </mrow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nospace{} sim left lbrace stack{v+w+2y+4z=0 # w+2z=0 # x+y+z=0}  right rbrace </annotation>
  </semantics>
</math>
</file>

<file path=Object 16/content.xml><?xml version="1.0" encoding="utf-8"?>
<math xmlns="http://www.w3.org/1998/Math/MathML" display="block">
  <semantics>
    <mrow>
      <mi mathvariant="italic">seja</mi>
      <mrow/>
      <mrow>
        <mo fence="true" stretchy="true">{</mo>
        <mrow>
          <mtable>
            <mtr>
              <mtd>
                <mrow>
                  <mi>y</mi>
                  <mo stretchy="false">=</mo>
                  <mi mathvariant="normal">α</mi>
                </mrow>
              </mtd>
            </mtr>
            <mtr>
              <mtd>
                <mrow>
                  <mi>z</mi>
                  <mo stretchy="false">=</mo>
                  <mi mathvariant="normal">β</mi>
                </mrow>
              </mtd>
            </mtr>
          </mtable>
        </mrow>
        <mo fence="true" stretchy="true">}</mo>
      </mrow>
      <mo stretchy="false">⇒</mo>
      <mrow>
        <mo fence="true" stretchy="true">{</mo>
        <mrow>
          <mtable>
            <mtr>
              <mtd>
                <mrow>
                  <mi>x</mi>
                  <mo stretchy="false">=</mo>
                  <mrow>
                    <mrow>
                      <mo stretchy="false">−</mo>
                      <mi mathvariant="normal">α</mi>
                    </mrow>
                    <mo stretchy="false">−</mo>
                    <mi mathvariant="normal">β</mi>
                  </mrow>
                </mrow>
              </mtd>
            </mtr>
            <mtr>
              <mtd>
                <mrow>
                  <mrow>
                    <mi>w</mi>
                    <mo stretchy="false">=</mo>
                    <mrow>
                      <mo stretchy="false">−</mo>
                      <mn>2</mn>
                    </mrow>
                  </mrow>
                  <mi mathvariant="normal">β</mi>
                </mrow>
              </mtd>
            </mtr>
            <mtr>
              <mtd>
                <mrow>
                  <mrow>
                    <mi>v</mi>
                    <mo stretchy="false">+</mo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 mathvariant="normal">β</mi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i mathvariant="normal">α</mi>
                    <mo stretchy="false">+</mo>
                    <mn>4</mn>
                  </mrow>
                  <mrow>
                    <mi mathvariant="normal">β</mi>
                    <mo stretchy="false">=</mo>
                    <mn>0</mn>
                  </mrow>
                </mrow>
              </mtd>
            </mtr>
          </mtable>
        </mrow>
        <mo fence="true" stretchy="true">}</mo>
      </mrow>
    </mrow>
    <annotation encoding="StarMath 5.0">seja nospace{}left lbrace stack{y= %alpha # z=%beta}  right rbrace drarrow left lbrace stack{x=-%alpha -%beta # w=-2%beta # v+(-2%beta)+2%alpha+4%beta=0}  right rbrace 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v</mi>
              </mtd>
            </mtr>
            <mtr>
              <mtd>
                <mi>w</mi>
              </mtd>
            </mtr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row>
                    <mo stretchy="false">−</mo>
                    <mn>2</mn>
                  </mrow>
                  <mrow>
                    <mi mathvariant="normal">α</mi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i mathvariant="normal">α</mi>
                  </mrow>
                  <mo stretchy="false">−</mo>
                  <mi mathvariant="normal">β</mi>
                </mrow>
              </mtd>
            </mtr>
            <mtr>
              <mtd>
                <mi mathvariant="normal">α</mi>
              </mtd>
            </mtr>
            <mtr>
              <mtd>
                <mi mathvariant="normal">β</mi>
              </mtd>
            </mtr>
          </mtable>
        </mrow>
        <mo fence="true" stretchy="true">]</mo>
      </mrow>
      <mo stretchy="false">=</mo>
      <mrow>
        <mrow>
          <mi mathvariant="normal">α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n>0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+</mo>
        <mrow>
          <mi mathvariant="normal">β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</mrow>
      </mrow>
    </mrow>
    <annotation encoding="StarMath 5.0">left [ stack{v # w # x # y # z}  right ] = left [ stack{-2%alpha-2%beta # -2%beta # -%alpha-%beta # %alpha # %beta}  right ] = %alpha cdot left [ stack{-2 # 0 # -1 # 1 # 0}  right ] + %beta cdot left [ stack{-2 # -2 # -1 # 0 # 1}  right ]</annotation>
  </semantics>
</math>
</file>

<file path=Object 18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1,0</mn>
          </mrow>
          <mo fence="true" stretchy="false">)</mo>
        </mrow>
      </msub>
      <mo stretchy="false">=</mo>
      <mfrac>
        <mi mathvariant="normal">σ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 _{(1,0)}= { %sigma } over { V_{c}^{2} cdot %rho }</annotation>
  </semantics>
</math>
</file>

<file path=Object 19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0,1</mn>
          </mrow>
          <mo fence="true" stretchy="false">)</mo>
        </mrow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p>
            <mi>a</mi>
            <mn>2</mn>
          </msup>
        </mrow>
      </mfrac>
    </mrow>
    <annotation encoding="StarMath 5.0">%pi _{(0,1)}= { F } over { V_{c}^{2} cdot %rho cdot a^{2} }</annotation>
  </semantics>
</math>
</file>

<file path=Object 2/content.xml><?xml version="1.0" encoding="utf-8"?>
<math xmlns="http://www.w3.org/1998/Math/MathML" display="block">
  <semantics>
    <mrow>
      <msub>
        <mi mathvariant="normal">π</mi>
        <mn>2</mn>
      </msub>
      <mo stretchy="false">=</mo>
      <mfrac>
        <msub>
          <mi mathvariant="normal">σ</mi>
          <mi>e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2} = { %sigma_{e}} over { V_{c}^{2} cdot %rho }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3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row>
              <mi>L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i>L</mi>
          </mrow>
          <mo fence="true" stretchy="false">)</mo>
        </mrow>
        <mo stretchy="false">⋅</mo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</mrow>
      <mo stretchy="false">=</mo>
      <mn>1</mn>
    </mrow>
    <annotation encoding="StarMath 5.0">( M cdot L^-3 ) cdot ( L cdot T^-1 ) cdot ( L ) cdot ( M cdot L^-1 cdot T^-1 ) = 1</annotation>
  </semantics>
</math>
</file>

<file path=Object 21/content.xml><?xml version="1.0" encoding="utf-8"?>
<math xmlns="http://www.w3.org/1998/Math/MathML" display="block">
  <semantics>
    <mrow>
      <mi mathvariant="normal">ℜ</mi>
      <mo stretchy="false">=</mo>
      <mrow>
        <mi mathvariant="normal">ρ</mi>
        <mo stretchy="false">⋅</mo>
        <mi>v</mi>
        <mo stretchy="false">⋅</mo>
        <mi>D</mi>
        <mo stretchy="false">⋅</mo>
        <mi mathvariant="normal">μ</mi>
      </mrow>
    </mrow>
    <annotation encoding="StarMath 5.0">%Ux211C = %rho cdot v cdot D cdot %mu </annotation>
  </semantics>
</math>
</file>

<file path=Object 22/content.xml><?xml version="1.0" encoding="utf-8"?>
<math xmlns="http://www.w3.org/1998/Math/MathML" display="block">
  <semantics>
    <mrow>
      <mi mathvariant="normal">E</mi>
      <mo stretchy="false">=</mo>
      <mrow>
        <mi mathvariant="normal">ρ</mi>
        <mo stretchy="false">⋅</mo>
        <msup>
          <mi>v</mi>
          <mn>2</mn>
        </msup>
        <mo stretchy="false">⋅</mo>
        <mi>P</mi>
      </mrow>
    </mrow>
    <annotation encoding="StarMath 5.0">%Ux0045  = %rho cdot v^2 cdot P</annotation>
  </semantics>
</math>
</file>

<file path=Object 23/content.xml><?xml version="1.0" encoding="utf-8"?>
<math xmlns="http://www.w3.org/1998/Math/MathML" display="block">
  <semantics>
    <mrow>
      <mrow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3</mn>
                </mrow>
              </msup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>L</mi>
                <mo stretchy="false">⋅</mo>
                <msup>
                  <mi>T</mi>
                  <mrow>
                    <mo stretchy="false">−</mo>
                    <mn>1</mn>
                  </mrow>
                </msup>
              </mrow>
            </mrow>
            <mo fence="true" stretchy="false">)</mo>
          </mrow>
          <mn>2</mn>
        </msup>
        <mo stretchy="false">⋅</mo>
        <mrow>
          <mo fence="true" stretchy="false">(</mo>
          <mrow>
            <mrow>
              <mi>M</mi>
              <mo stretchy="false">⋅</mo>
              <msup>
                <mi>L</mi>
                <mrow>
                  <mo stretchy="false">−</mo>
                  <mn>1</mn>
                </mrow>
              </msup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row>
      <mo stretchy="false">=</mo>
      <mn>1</mn>
    </mrow>
    <annotation encoding="StarMath 5.0">( M cdot L^-3 ) cdot ( L cdot T^-1 )^2 cdot ( M cdot L^-1 cdot T^-2 ) = 1</annotation>
  </semantics>
</math>
</file>

<file path=Object 24/content.xml><?xml version="1.0" encoding="utf-8"?>
<math xmlns="http://www.w3.org/1998/Math/MathML" display="block">
  <semantics>
    <mrow>
      <mi mathvariant="italic">We</mi>
      <mo stretchy="false">=</mo>
      <mfrac>
        <mrow>
          <mi mathvariant="normal">ρ</mi>
          <mo stretchy="false">⋅</mo>
          <msup>
            <mi>v</mi>
            <mn>2</mn>
          </msup>
          <mo stretchy="false">⋅</mo>
          <mi>l</mi>
        </mrow>
        <mi mathvariant="normal">σ</mi>
      </mfrac>
    </mrow>
    <annotation encoding="StarMath 5.0">We  = %rho cdot v^2 cdot l over %sigma </annotation>
  </semantics>
</math>
</file>

<file path=Object 25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M</mi>
                <mo stretchy="false">⋅</mo>
                <msup>
                  <mi>L</mi>
                  <mrow>
                    <mo stretchy="false">−</mo>
                    <mn>3</mn>
                  </mrow>
                </msup>
              </mrow>
            </mrow>
            <mo fence="true" stretchy="false">)</mo>
          </mrow>
          <mo stretchy="false">⋅</mo>
          <msup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  <mn>2</mn>
          </msup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i>M</mi>
          <mo stretchy="false">⋅</mo>
          <msup>
            <mi>T</mi>
            <mrow>
              <mo stretchy="false">−</mo>
              <mn>2</mn>
            </mrow>
          </msup>
        </mrow>
      </mfrac>
      <mo stretchy="false">=</mo>
      <mn>1</mn>
    </mrow>
    <annotation encoding="StarMath 5.0">( M cdot L^-3 ) cdot ( L cdot T^-1 )^2 cdot (L) over { M cdot T^-2 } = 1</annotation>
  </semantics>
</math>
</file>

<file path=Object 26/content.xml><?xml version="1.0" encoding="utf-8"?>
<math xmlns="http://www.w3.org/1998/Math/MathML" display="block">
  <semantics>
    <mrow>
      <mi mathvariant="italic">Fr</mi>
      <mo stretchy="false">=</mo>
      <mfrac>
        <mi>v</mi>
        <msqrt>
          <mrow>
            <mi>g</mi>
            <mo stretchy="false">⋅</mo>
            <mi>l</mi>
          </mrow>
        </msqrt>
      </mfrac>
    </mrow>
    <annotation encoding="StarMath 5.0">Fr  = v over sqrt{g cdot l} </annotation>
  </semantics>
</math>
</file>

<file path=Object 27/content.xml><?xml version="1.0" encoding="utf-8"?>
<math xmlns="http://www.w3.org/1998/Math/MathML" display="block">
  <semantics>
    <mrow>
      <mfrac>
        <mrow>
          <mi>L</mi>
          <mo stretchy="false">⋅</mo>
          <msup>
            <mi>T</mi>
            <mrow>
              <mo stretchy="false">−</mo>
              <mn>1</mn>
            </mrow>
          </msup>
        </mrow>
        <msqrt>
          <mrow>
            <mrow>
              <mo fence="true" stretchy="false">(</mo>
              <mrow>
                <mrow>
                  <mi>L</mi>
                  <mo stretchy="false">⋅</mo>
                  <msup>
                    <mi>T</mi>
                    <mrow>
                      <mo stretchy="false">−</mo>
                      <mn>2</mn>
                    </mrow>
                  </msup>
                </mrow>
              </mrow>
              <mo fence="true" stretchy="false">)</mo>
            </mrow>
            <mo stretchy="false">⋅</mo>
            <mrow>
              <mo fence="true" stretchy="false">(</mo>
              <mrow>
                <mi>L</mi>
              </mrow>
              <mo fence="true" stretchy="false">)</mo>
            </mrow>
          </mrow>
        </msqrt>
      </mfrac>
      <mo stretchy="false">=</mo>
      <mn>1</mn>
    </mrow>
    <annotation encoding="StarMath 5.0">L cdot T^-1 over { sqrt{ (L cdot T^-2) cdot (L) } } = 1</annotation>
  </semantics>
</math>
</file>

<file path=Object 28/content.xml><?xml version="1.0" encoding="utf-8"?>
<math xmlns="http://www.w3.org/1998/Math/MathML" display="block">
  <semantics>
    <mfrac>
      <mrow>
        <mi>m</mi>
        <mo stretchy="false">⋅</mo>
        <msup>
          <mi>t</mi>
          <mn>2</mn>
        </msup>
        <mo stretchy="false">⋅</mo>
        <mi>G</mi>
      </mrow>
      <msup>
        <mi>R</mi>
        <mn>3</mn>
      </msup>
    </mfrac>
    <annotation encoding="StarMath 5.0">m cdot t^2 cdot G over R^3</annotation>
  </semantics>
</math>
</file>

<file path=Object 29/content.xml><?xml version="1.0" encoding="utf-8"?>
<math xmlns="http://www.w3.org/1998/Math/MathML" display="block">
  <semantics>
    <mrow>
      <mfrac>
        <mrow>
          <mrow>
            <mo fence="true" stretchy="false">(</mo>
            <mrow>
              <mi>M</mi>
            </mrow>
            <mo fence="true" stretchy="false">)</mo>
          </mrow>
          <mo stretchy="false">⋅</mo>
          <mrow>
            <mo fence="true" stretchy="false">(</mo>
            <mrow>
              <msup>
                <mi>T</mi>
                <mn>2</mn>
              </msup>
            </mrow>
            <mo fence="true" stretchy="false">)</mo>
          </mrow>
          <mo stretchy="false">⋅</mo>
          <mrow>
            <mo fence="true" stretchy="false">(</mo>
            <mrow>
              <mrow>
                <msup>
                  <mi>M</mi>
                  <mrow>
                    <mo stretchy="false">−</mo>
                    <mn>1</mn>
                  </mrow>
                </msup>
                <mo stretchy="false">⋅</mo>
                <msup>
                  <mi>L</mi>
                  <mn>3</mn>
                </msup>
                <mo stretchy="false">⋅</mo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</mrow>
        <mrow>
          <mo fence="true" stretchy="false">(</mo>
          <mrow>
            <msup>
              <mi>L</mi>
              <mn>3</mn>
            </msup>
          </mrow>
          <mo fence="true" stretchy="false">)</mo>
        </mrow>
      </mfrac>
      <mo stretchy="false">=</mo>
      <mn>1</mn>
    </mrow>
    <annotation encoding="StarMath 5.0">( M ) cdot ( T^2 ) cdot ( M^-1 cdot L^3 cdot T^-2 ) over ( L^3 ) = 1</annotation>
  </semantics>
</math>
</file>

<file path=Object 3/content.xml><?xml version="1.0" encoding="utf-8"?>
<math xmlns="http://www.w3.org/1998/Math/MathML" display="block">
  <semantics>
    <mrow>
      <msub>
        <mi mathvariant="normal">π</mi>
        <mn>3</mn>
      </msub>
      <mo stretchy="false">=</mo>
      <mfrac>
        <mi>E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3} = { E} over { V_{c}^{2} cdot %rho }</annotation>
  </semantics>
</math>
</file>

<file path=Object 30/content.xml><?xml version="1.0" encoding="utf-8"?>
<math xmlns="http://www.w3.org/1998/Math/MathML" display="block">
  <semantics>
    <mfrac>
      <mrow>
        <mi mathvariant="normal">σ</mi>
        <mo stretchy="false">⋅</mo>
        <mi>l</mi>
      </mrow>
      <mi>k</mi>
    </mfrac>
    <annotation encoding="StarMath 5.0"> %sigma cdot l over k</annotation>
  </semantics>
</math>
</file>

<file path=Object 31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row>
                  <mi>M</mi>
                  <mo stretchy="false">⋅</mo>
                  <msup>
                    <mi>L</mi>
                    <mrow>
                      <mo stretchy="false">−</mo>
                      <mn>1</mn>
                    </mrow>
                  </msup>
                </mrow>
                <msup>
                  <mi>T</mi>
                  <mrow>
                    <mo stretchy="false">−</mo>
                    <mn>2</mn>
                  </mrow>
                </msup>
              </mrow>
            </mrow>
            <mo fence="true" stretchy="false">)</mo>
          </mrow>
          <mo stretchy="false">⋅</mo>
          <mrow>
            <mo fence="true" stretchy="false">(</mo>
            <mrow>
              <mi>L</mi>
            </mrow>
            <mo fence="true" stretchy="false">)</mo>
          </mrow>
        </mrow>
        <mrow>
          <mo fence="true" stretchy="false">(</mo>
          <mrow>
            <mrow>
              <mi>M</mi>
              <mo stretchy="false">⋅</mo>
              <msup>
                <mi>T</mi>
                <mrow>
                  <mo stretchy="false">−</mo>
                  <mn>2</mn>
                </mrow>
              </msup>
            </mrow>
          </mrow>
          <mo fence="true" stretchy="false">)</mo>
        </mrow>
      </mfrac>
      <mo stretchy="false">=</mo>
      <mn>1</mn>
    </mrow>
    <annotation encoding="StarMath 5.0">( M cdot L^-1 T^-2 ) cdot ( L ) over ( M cdot T^-2 ) = 1</annotation>
  </semantics>
</math>
</file>

<file path=Object 32/content.xml><?xml version="1.0" encoding="utf-8"?>
<math xmlns="http://www.w3.org/1998/Math/MathML" display="block">
  <semantics>
    <mfrac>
      <mrow>
        <mover accent="true">
          <mi>m</mi>
          <mo stretchy="false">˙</mo>
        </mover>
        <mo stretchy="false">⋅</mo>
        <mover accent="true">
          <mi>P</mi>
          <mo stretchy="false">˙</mo>
        </mover>
      </mrow>
      <mi>F</mi>
    </mfrac>
    <annotation encoding="StarMath 5.0">dot m cdot dot P over F </annotation>
  </semantics>
</math>
</file>

<file path=Object 33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34/content.xml><?xml version="1.0" encoding="utf-8"?>
<math xmlns="http://www.w3.org/1998/Math/MathML" display="block">
  <semantics>
    <mover accent="true">
      <mi>P</mi>
      <mo stretchy="false">˙</mo>
    </mover>
    <annotation encoding="StarMath 5.0">dot P</annotation>
  </semantics>
</math>
</file>

<file path=Object 35/content.xml><?xml version="1.0" encoding="utf-8"?>
<math xmlns="http://www.w3.org/1998/Math/MathML" display="block">
  <semantics>
    <mi>F</mi>
    <annotation encoding="StarMath 5.0">F</annotation>
  </semantics>
</math>
</file>

<file path=Object 36/content.xml><?xml version="1.0" encoding="utf-8"?>
<math xmlns="http://www.w3.org/1998/Math/MathML" display="block">
  <semantics>
    <mfrac>
      <mrow>
        <mrow>
          <mo fence="true" stretchy="false">(</mo>
          <mrow>
            <mrow>
              <mi>M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  <mo stretchy="false">⋅</mo>
        <mrow>
          <mo fence="true" stretchy="false">(</mo>
          <mrow>
            <mrow>
              <mi>L</mi>
              <mo stretchy="false">⋅</mo>
              <msup>
                <mi>T</mi>
                <mrow>
                  <mo stretchy="false">−</mo>
                  <mn>1</mn>
                </mrow>
              </msup>
            </mrow>
          </mrow>
          <mo fence="true" stretchy="false">)</mo>
        </mrow>
      </mrow>
      <mrow>
        <mo fence="true" stretchy="false">(</mo>
        <mrow>
          <mrow>
            <mi>M</mi>
            <mo stretchy="false">⋅</mo>
            <mi>L</mi>
            <mo stretchy="false">⋅</mo>
            <msup>
              <mi>T</mi>
              <mrow>
                <mo stretchy="false">−</mo>
                <mn>2</mn>
              </mrow>
            </msup>
          </mrow>
        </mrow>
        <mo fence="true" stretchy="false">)</mo>
      </mrow>
    </mfrac>
    <annotation encoding="StarMath 5.0">( M cdot T^-1 ) cdot ( L cdot T^-1 ) over ( M cdot L cdot T^-2 )</annotation>
  </semantics>
</math>
</file>

<file path=Object 4/content.xml><?xml version="1.0" encoding="utf-8"?>
<math xmlns="http://www.w3.org/1998/Math/MathML" display="block">
  <semantics>
    <mrow>
      <msub>
        <mi mathvariant="normal">π</mi>
        <mn>4</mn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b>
            <mi>a</mi>
            <mi>x</mi>
          </msub>
          <mo stretchy="false">⋅</mo>
          <msub>
            <mi>a</mi>
            <mi>z</mi>
          </msub>
        </mrow>
      </mfrac>
    </mrow>
    <annotation encoding="StarMath 5.0">%pi _{4}= { F } over { V_{c}^{2} cdot %rho cdot a_{x} cdot a_{z} }</annotation>
  </semantics>
</math>
</file>

<file path=Object 5/content.xml><?xml version="1.0" encoding="utf-8"?>
<math xmlns="http://www.w3.org/1998/Math/MathML" display="block">
  <semantics>
    <mrow>
      <mrow>
        <mo fence="true" stretchy="false">[</mo>
        <mrow>
          <msub>
            <mi>V</mi>
            <mi>c</mi>
          </msub>
        </mrow>
        <mo fence="true" stretchy="false">]</mo>
      </mrow>
      <mo stretchy="false">=</mo>
      <mrow>
        <mi>L</mi>
        <mo stretchy="false">⋅</mo>
        <msup>
          <mi>T</mi>
          <mrow>
            <mo stretchy="false">−</mo>
            <mn>1</mn>
          </mrow>
        </msup>
      </mrow>
    </mrow>
    <annotation encoding="StarMath 5.0">[ V_{c}]=L cdot T^{-1}</annotation>
  </semantics>
</math>
</file>

<file path=Object 6/content.xml><?xml version="1.0" encoding="utf-8"?>
<math xmlns="http://www.w3.org/1998/Math/MathML" display="block">
  <semantics>
    <mrow>
      <mrow>
        <mo fence="true" stretchy="false">[</mo>
        <mrow>
          <msub>
            <mi>a</mi>
            <mi>x</mi>
          </msub>
        </mrow>
        <mo fence="true" stretchy="false">]</mo>
      </mrow>
      <mo stretchy="false">=</mo>
      <mi>L</mi>
    </mrow>
    <annotation encoding="StarMath 5.0">[ a_{x}]=L</annotation>
  </semantics>
</math>
</file>

<file path=Object 7/content.xml><?xml version="1.0" encoding="utf-8"?>
<math xmlns="http://www.w3.org/1998/Math/MathML" display="block">
  <semantics>
    <mrow>
      <mrow>
        <mo fence="true" stretchy="false">[</mo>
        <mrow>
          <msub>
            <mi>a</mi>
            <mi>z</mi>
          </msub>
        </mrow>
        <mo fence="true" stretchy="false">]</mo>
      </mrow>
      <mo stretchy="false">=</mo>
      <mi>L</mi>
    </mrow>
    <annotation encoding="StarMath 5.0">[ a_{z}]=L</annotation>
  </semantics>
</math>
</file>

<file path=Object 8/content.xml><?xml version="1.0" encoding="utf-8"?>
<math xmlns="http://www.w3.org/1998/Math/MathML" display="block">
  <semantics>
    <mrow>
      <mrow>
        <mo fence="true" stretchy="false">[</mo>
        <mrow>
          <mi mathvariant="normal">ρ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3</mn>
          </mrow>
        </msup>
      </mrow>
    </mrow>
    <annotation encoding="StarMath 5.0">[ %rho ] = M cdot L^{-3}</annotation>
  </semantics>
</math>
</file>

<file path=Object 9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r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r} ] =M cdot  L^{-1} cdot  T^{-2}</annotation>
  </semantics>
</math>
</file>